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1419E0001BD63F132D92096B14748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</style:style>
    <style:style style:name="P2" style:family="paragraph" style:parent-style-name="Standard" style:master-page-name="Standard">
      <style:paragraph-properties fo:margin-left="0cm" fo:margin-right="0cm" fo:line-height="150%" fo:text-align="justify" style:justify-single-word="false" fo:text-indent="0.953cm" style:auto-text-indent="false" style:page-number="auto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5" style:family="text">
      <style:text-properties style:text-position="super 58%"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text-position="sub 58%"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1"><text:span text:style-name="T1">4-нитрофенилдиазоний тозилат</text:span><text:span text:style-name="T2"> </text:span><text:span text:style-name="T1">(16а)</text:span><text:span text:style-name="T2">. Выход 84 %, Тпл.=132 ºС, Тразл.=137.28 ºС. </text:span><text:span text:style-name="T4">1</text:span><text:span text:style-name="T3">H</text:span><text:span text:style-name="T2"> ЯМР (300 МГц, ДМСО), м.д. 2.28 (с, 3</text:span><text:span text:style-name="T3">H</text:span><text:span text:style-name="T2">, </text:span><text:span text:style-name="T3">CH</text:span><text:span text:style-name="T2">3), 7.09 (д, 2</text:span><text:span text:style-name="T3">H</text:span><text:span text:style-name="T2">, </text:span><text:span text:style-name="T3">CH</text:span><text:span text:style-name="T6">Ar</text:span><text:span text:style-name="T2">, </text:span><text:span text:style-name="T3">J</text:span><text:span text:style-name="T2">=7.8 Гц), 7.45 (д, 2</text:span><text:span text:style-name="T3">H</text:span><text:span text:style-name="T2">, </text:span><text:span text:style-name="T3">CH</text:span><text:span text:style-name="T6">Ar</text:span><text:span text:style-name="T2">, </text:span><text:span text:style-name="T3">J</text:span><text:span text:style-name="T2">=7.8 Гц), 8.68 (д, 2</text:span><text:span text:style-name="T3">H</text:span><text:span text:style-name="T2">, </text:span><text:span text:style-name="T3">CH</text:span><text:span text:style-name="T6">Ar</text:span><text:span text:style-name="T2">, </text:span><text:span text:style-name="T3">J</text:span><text:span text:style-name="T2">=9.3 Гц), 8.922 (д, 2</text:span><text:span text:style-name="T3">H</text:span><text:span text:style-name="T2">, </text:span><text:span text:style-name="T3">CH</text:span><text:span text:style-name="T6">Ar</text:span><text:span text:style-name="T2">, </text:span><text:span text:style-name="T3">J</text:span><text:span text:style-name="T2">=9.0 Гц). </text:span><text:span text:style-name="T4">13</text:span><text:span text:style-name="T3">C</text:span><text:span text:style-name="T2"> ЯМР (75 МГц, ДМСО) м.д. 20.84 (</text:span><text:span text:style-name="T3">CH</text:span><text:span text:style-name="T7">3</text:span><text:span text:style-name="T2">), 121.96 (</text:span><text:span text:style-name="T3">CH</text:span><text:span text:style-name="T2">, </text:span><text:span text:style-name="T3">Ar</text:span><text:span text:style-name="T2">), 125.57 (</text:span><text:span text:style-name="T3">CH</text:span><text:span text:style-name="T2">, </text:span><text:span text:style-name="T3">Ar</text:span><text:span text:style-name="T2">), 126.05 (</text:span><text:span text:style-name="T3">CH</text:span><text:span text:style-name="T2">, </text:span><text:span text:style-name="T3">Ar</text:span><text:span text:style-name="T2">), 128.18 (</text:span><text:span text:style-name="T3">CH</text:span><text:span text:style-name="T2">, </text:span><text:span text:style-name="T3">Ar</text:span><text:span text:style-name="T2">), 134.59 (</text:span><text:span text:style-name="T3">CH</text:span><text:span text:style-name="T2">, </text:span><text:span text:style-name="T3">Ar</text:span><text:span text:style-name="T2">), 137.85 (</text:span><text:span text:style-name="T3">CH</text:span><text:span text:style-name="T2">, </text:span><text:span text:style-name="T3">Ar</text:span><text:span text:style-name="T2">), 145.55 (</text:span><text:span text:style-name="T3">CH</text:span><text:span text:style-name="T2">, </text:span><text:span text:style-name="T3">Ar</text:span><text:span text:style-name="T2">), 153.22 (</text:span><text:span text:style-name="T3">CH</text:span><text:span text:style-name="T2">, </text:span><text:span text:style-name="T3">Ar</text:span><text:span text:style-name="T2">). Спектр</text:span><text:span text:style-name="T3"> </text:span><text:span text:style-name="T2">ИК</text:span><text:span text:style-name="T3">: 2308.4 </text:span><text:span text:style-name="T2">см</text:span><text:span text:style-name="T5">-1</text:span><text:span text:style-name="T3"> (N≡N).</text:span><text:bookmark text:name="_GoBack"/></text:p>
      <text:p text:style-name="Standard"/>
      <text:p text:style-name="Standard"><draw:frame text:anchor-type="as-char" svg:y="0cm" draw:z-index="0" draw:name="Picture 3" draw:style-name="gr1" draw:text-style-name="P3" svg:width="12.258cm" svg:height="16.969cm" draw:transform="rotate (1.5707963267949) translate (0cm 12.2572638888889cm)"><draw:image xlink:href="Pictures/200000090001419E0001BD63F132D92096B14748.wmf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iya Z. Kasanova</meta:initial-creator>
    <meta:editing-cycles>3</meta:editing-cycles>
    <meta:creation-date>2017-05-22T05:33:00</meta:creation-date>
    <dc:date>2017-05-23T06:07:53.890085137</dc:date>
    <meta:editing-duration>PT20M34S</meta:editing-duration>
    <meta:generator>LibreOffice/5.2.2.2$Linux_X86_64 LibreOffice_project/20m0$Build-2</meta:generator>
    <meta:document-statistic meta:table-count="0" meta:image-count="0" meta:object-count="0" meta:page-count="1" meta:paragraph-count="2" meta:word-count="81" meta:character-count="454" meta:non-whitespace-character-count="3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